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b4f51e" officeooo:paragraph-rsid="001f081e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b4f51e" officeooo:paragraph-rsid="001f081e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a4ad4" officeooo:paragraph-rsid="001f081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4fce3" officeooo:paragraph-rsid="0024fce3" style:text-blinking="false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use-window-font-color="true" style:font-name="Liberation Serif" fo:font-size="14pt" fo:language="en" fo:country="US" style:text-underline-style="none" fo:font-weight="normal" officeooo:rsid="001f081e" officeooo:paragraph-rsid="001f081e" fo:background-color="transparent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2pt" fo:language="en" fo:country="US" style:text-underline-style="none" fo:font-weight="normal" officeooo:rsid="003a1144" officeooo:paragraph-rsid="001f081e" fo:background-color="transparent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fo:language="en" fo:country="US" fo:font-style="normal" style:text-underline-style="none" fo:font-weight="normal" officeooo:rsid="006d4652" officeooo:paragraph-rsid="001f081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b4f51e" officeooo:paragraph-rsid="001f081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9f0ceb" officeooo:paragraph-rsid="001f081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f081e" fo:background-color="transparent"/>
    </style:style>
    <style:style style:name="P11" style:family="paragraph" style:parent-style-name="Standard" style:list-style-name="L1">
      <style:text-properties fo:language="en" fo:country="US" officeooo:rsid="000d4073" officeooo:paragraph-rsid="001f081e"/>
    </style:style>
    <style:style style:name="P12" style:family="paragraph" style:parent-style-name="Standard" style:list-style-name="L1">
      <style:text-properties fo:language="en" fo:country="US" officeooo:rsid="00b4f51e" officeooo:paragraph-rsid="001f081e"/>
    </style:style>
    <style:style style:name="P13" style:family="paragraph" style:parent-style-name="Standard" style:list-style-name="L1">
      <style:text-properties fo:language="en" fo:country="US" officeooo:rsid="002148f4" officeooo:paragraph-rsid="001f081e"/>
    </style:style>
    <style:style style:name="P14" style:family="paragraph" style:parent-style-name="Standard" style:list-style-name="L1">
      <style:text-properties fo:language="en" fo:country="US" officeooo:rsid="0024521f" officeooo:paragraph-rsid="001f081e"/>
    </style:style>
    <style:style style:name="P15" style:family="paragraph" style:parent-style-name="Standard" style:list-style-name="L1">
      <style:text-properties fo:language="en" fo:country="US" officeooo:rsid="0024521f" officeooo:paragraph-rsid="002220ac"/>
    </style:style>
    <style:style style:name="P16" style:family="paragraph" style:parent-style-name="Standard" style:list-style-name="L1">
      <style:paragraph-properties fo:margin-top="0in" fo:margin-bottom="0in" loext:contextual-spacing="false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32298" officeooo:paragraph-rsid="001f081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f081e" style:text-blinking="false" fo:background-color="transparent" style:font-size-asian="12pt" style:font-size-complex="12pt"/>
    </style:style>
    <style:style style:name="P18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20372b" style:text-blinking="false" fo:background-color="transparent" style:font-size-asian="12pt" style:font-size-complex="12pt"/>
    </style:style>
    <style:style style:name="P19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f91ef" officeooo:paragraph-rsid="001f081e" style:text-blinking="false" fo:background-color="transparent" style:font-size-asian="12pt" style:font-size-complex="12pt"/>
    </style:style>
    <style:style style:name="P20" style:family="paragraph" style:parent-style-name="Text_20_body" style:list-style-name="L1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b4f51e" officeooo:paragraph-rsid="001f081e" style:text-blinking="false" fo:background-color="transparent" style:font-size-asian="12pt" style:font-size-complex="12pt"/>
    </style:style>
    <style:style style:name="P21" style:family="paragraph" style:parent-style-name="Heading_20_1">
      <style:paragraph-properties fo:margin-top="0in" fo:margin-bottom="0in" loext:contextual-spacing="false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4fce3" officeooo:paragraph-rsid="0024fce3" style:text-blinking="false" fo:background-color="transparent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657aa2"/>
    </style:style>
    <style:style style:name="T2" style:family="text">
      <style:text-properties fo:font-weight="bold" officeooo:rsid="00657aa2" style:font-weight-asian="bold" style:font-weight-complex="bold"/>
    </style:style>
    <style:style style:name="T3" style:family="text">
      <style:text-properties fo:font-weight="bold" officeooo:rsid="0071251c" style:font-weight-asian="bold" style:font-weight-complex="bold"/>
    </style:style>
    <style:style style:name="T4" style:family="text">
      <style:text-properties fo:font-weight="bold" officeooo:rsid="00b4f51e" style:font-weight-asian="bold" style:font-weight-complex="bold"/>
    </style:style>
    <style:style style:name="T5" style:family="text">
      <style:text-properties officeooo:rsid="006a235e"/>
    </style:style>
    <style:style style:name="T6" style:family="text">
      <style:text-properties fo:font-variant="normal" fo:text-transform="none" fo:color="#000000" style:text-line-through-style="none" style:text-line-through-type="none" fo:font-style="normal" officeooo:rsid="00a16742" style:text-blinking="false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32298" style:text-blinking="fals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none" fo:font-weight="normal" officeooo:rsid="002a4ad4" style:text-blinking="fals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4c949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4521f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685cd" style:text-blinking="false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738b7" style:text-blinking="false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language="en" fo:country="US" fo:font-style="normal" style:text-underline-style="none" fo:font-weight="normal" officeooo:rsid="006d465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language="en" fo:country="US" fo:font-style="normal" style:text-underline-style="none" fo:font-weight="normal" officeooo:rsid="00a16742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2a4ad4"/>
    </style:style>
    <style:style style:name="T16" style:family="text">
      <style:text-properties officeooo:rsid="00b4f51e"/>
    </style:style>
    <style:style style:name="T17" style:family="text">
      <style:text-properties fo:font-style="italic" officeooo:rsid="00b4f51e" style:font-style-asian="italic" style:font-style-complex="italic"/>
    </style:style>
    <style:style style:name="T18" style:family="text">
      <style:text-properties fo:font-style="italic" officeooo:rsid="0025cdd2" style:font-style-asian="italic" style:font-style-complex="italic"/>
    </style:style>
    <style:style style:name="T19" style:family="text">
      <style:text-properties officeooo:rsid="002148f4"/>
    </style:style>
    <style:style style:name="T20" style:family="text">
      <style:text-properties style:text-position="super 58%" officeooo:rsid="002148f4"/>
    </style:style>
    <style:style style:name="T21" style:family="text">
      <style:text-properties officeooo:rsid="0024521f"/>
    </style:style>
    <style:style style:name="T22" style:family="text">
      <style:text-properties officeooo:rsid="0025cdd2"/>
    </style:style>
    <style:style style:name="T23" style:family="text">
      <style:text-properties style:language-asian="ko" style:country-asian="KR"/>
    </style:style>
    <style:style style:name="T24" style:family="text">
      <style:text-properties officeooo:rsid="0020372b" style:language-asian="ko" style:country-asian="KR"/>
    </style:style>
    <style:style style:name="T25" style:family="text">
      <style:text-properties officeooo:rsid="002220ac" style:language-asian="ko" style:country-asian="KR"/>
    </style:style>
    <style:style style:name="T26" style:family="text">
      <style:text-properties officeooo:rsid="001f91ef"/>
    </style:style>
    <style:style style:name="T27" style:family="text">
      <style:text-properties fo:language="en" fo:country="US" officeooo:rsid="00657aa2" style:font-weight-asian="normal" style:font-weight-complex="normal"/>
    </style:style>
    <style:style style:name="T28" style:family="text">
      <style:text-properties fo:language="en" fo:country="US" officeooo:rsid="00b0ae7e" style:font-weight-asian="normal" style:font-weight-complex="normal"/>
    </style:style>
    <style:style style:name="T29" style:family="text">
      <style:text-properties officeooo:rsid="002220ac"/>
    </style:style>
    <style:style style:name="T30" style:family="text">
      <style:text-properties officeooo:rsid="00274ae3"/>
    </style:style>
    <text:list-style style:name="L1">
      <text:list-level-style-bullet text:level="1" text:style-name="Bullet_20_Symbols" text:bullet-char="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egoe UI"/>
      </text:list-level-style-bullet>
      <text:list-level-style-bullet text:level="2" text:style-name="Bullet_20_Symbols" text:bullet-char="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❸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❹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❺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❽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❾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⓿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riting</text:p>
      <text:list xml:id="list1818310445036278175" text:style-name="L1">
        <text:list-item>
          <text:p text:style-name="P6"><text:span text:style-name="T1">Font </text:span><text:span text:style-name="T2">Effect</text:span><text:span text:style-name="T3">s</text:span></text:p>
          <text:list>
            <text:list-item>
              <text:p text:style-name="P6"><text:span text:style-name="T5">Bold: </text:span><text:span text:style-name="T6">Emphasis</text:span></text:p>
            </text:list-item>
            <text:list-item>
              <text:p text:style-name="P7">Italics</text:p>
              <text:list>
                <text:list-item>
                  <text:p text:style-name="P8">Different Language</text:p>
                </text:list-item>
                <text:list-item>
                  <text:p text:style-name="P9">In Reference to the words themselves</text:p>
                </text:list-item>
              </text:list>
            </text:list-item>
            <text:list-item>
              <text:p text:style-name="P10"><text:span text:style-name="T13">Underline: </text:span><text:span text:style-name="T14">Never? </text:span></text:p>
            </text:list-item>
            <text:list-item>
              <text:p text:style-name="P10"><text:span text:style-name="T7">Spacing: </text:span><text:span text:style-name="T8">Make it readable.</text:span></text:p>
            </text:list-item>
            <text:list-item>
              <text:p text:style-name="P16"><text:span text:style-name="T15">Font</text:span>: <text:span text:style-name="T15">Make it readable.</text:span></text:p>
            </text:list-item>
          </text:list>
        </text:list-item>
      </text:list>
      <text:p text:style-name="P1"/>
      <text:list xml:id="list224638371611155" text:continue-numbering="true" text:style-name="L1">
        <text:list-item>
          <text:p text:style-name="P17">Notes</text:p>
          <text:list>
            <text:list-item>
              <text:p text:style-name="P19">Types: <text:span text:style-name="T24">For </text:span></text:p>
              <text:list>
                <text:list-item>
                  <text:p text:style-name="P18">End: <text:span text:style-name="T26">Citation</text:span></text:p>
                </text:list-item>
                <text:list-item>
                  <text:p text:style-name="P18">Foot: <text:span text:style-name="T26">Clarity</text:span></text:p>
                </text:list-item>
                <text:list-item>
                  <text:p text:style-name="P18">Side: <text:span text:style-name="T27">Off-Comment</text:span><text:span text:style-name="T28">s</text:span></text:p>
                </text:list-item>
              </text:list>
            </text:list-item>
          </text:list>
        </text:list-item>
      </text:list>
      <text:p text:style-name="P2"/>
      <text:list xml:id="list224638407440780" text:continue-numbering="true" text:style-name="L1">
        <text:list-item>
          <text:p text:style-name="P17"><text:span text:style-name="T4">Strong</text:span><text:span text:style-name="T16"> Language</text:span></text:p>
          <text:list>
            <text:list-item>
              <text:p text:style-name="P20">Active Voice</text:p>
            </text:list-item>
            <text:list-item>
              <text:p text:style-name="P20">Not Passive </text:p>
              <text:list>
                <text:list-item>
                  <text:p text:style-name="P17"><text:span text:style-name="T16">Add </text:span><text:span text:style-name="T17">by zompies</text:span></text:p>
                </text:list-item>
              </text:list>
            </text:list-item>
            <text:list-item>
              <text:p text:style-name="P12">Imperative</text:p>
              <text:list>
                <text:list-item>
                  <text:p text:style-name="P13">Implied (You)</text:p>
                </text:list-item>
                <text:list-item>
                  <text:p text:style-name="P11"><text:span text:style-name="T19">2</text:span><text:span text:style-name="T20">nd</text:span><text:span text:style-name="T19"> Person</text:span></text:p>
                </text:list-item>
              </text:list>
            </text:list-item>
            <text:list-item>
              <text:p text:style-name="P14">Some Interrogative</text:p>
              <text:list>
                <text:list-item>
                  <text:p text:style-name="P14">Not <text:span text:style-name="T29">a</text:span><text:span text:style-name="T23">nswe</text:span><text:span text:style-name="T25">red</text:span> <text:span text:style-name="T25">w</text:span>ith Yes or No.</text:p>
                </text:list-item>
                <text:list-item>
                  <text:p text:style-name="P15">No <text:span text:style-name="T25">t</text:span>agged <text:span text:style-name="T25">o</text:span>n <text:span text:style-name="T25">q</text:span>uestion<text:span text:style-name="T25">s.</text:span></text:p>
                </text:list-item>
                <text:list-item>
                  <text:p text:style-name="P14">Some Alternative: Number Optional Answers</text:p>
                </text:list-item>
                <text:list-item>
                  <text:p text:style-name="P14">Interrogatives: Use Interrogatives.</text:p>
                </text:list-item>
              </text:list>
            </text:list-item>
            <text:list-item>
              <text:p text:style-name="P11"><text:span text:style-name="T21">Some D</text:span><text:span text:style-name="T9">eclarative: </text:span><text:span text:style-name="T10">Subject + Predicate.</text:span></text:p>
            </text:list-item>
            <text:list-item>
              <text:p text:style-name="P13">Exclamatory</text:p>
            </text:list-item>
            <text:list-item>
              <text:p text:style-name="P11"><text:span text:style-name="T22"><text:s/>No </text:span><text:span text:style-name="T18">Not</text:span></text:p>
            </text:list-item>
            <text:list-item>
              <text:p text:style-name="P11"><text:span text:style-name="T11"><text:s/></text:span><text:span text:style-name="T12">No Adverbs</text:span></text:p>
            </text:list-item>
          </text:list>
        </text:list-item>
      </text:list>
      <text:p text:style-name="P3"/>
      <text:h text:style-name="P21" text:outline-level="1"><text:bookmark text:name="firstHeading"/>Muphry's law: <text:span text:style-name="T30">There will always be some error.</text:span>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egoe UI" svg:font-family="'Segoe UI'" style:font-adornments="Regular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Liberation Serif" fo:font-family="'Liberation Serif'" style:font-family-generic="roman" style:font-pitch="variable" fo:font-size="7pt" style:font-name-asian="OpenSymbol" style:font-family-asian="OpenSymbol" style:font-size-asian="6.09999990463257pt" style:font-name-complex="OpenSymbol" style:font-family-complex="OpenSymbol" style:font-size-complex="7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0S</meta:editing-duration>
    <meta:editing-cycles>9</meta:editing-cycles>
    <meta:generator>LibreOffice/4.4.1.2$Windows_x86 LibreOffice_project/45e2de17089c24a1fa810c8f975a7171ba4cd432</meta:generator>
    <dc:date>2015-04-13T22:46:36.360000000</dc:date>
    <meta:document-statistic meta:table-count="0" meta:image-count="0" meta:object-count="0" meta:page-count="1" meta:paragraph-count="31" meta:word-count="114" meta:character-count="594" meta:non-whitespace-character-count="535"/>
    <meta:user-defined meta:name="Info 1"/>
    <meta:user-defined meta:name="Info 2"/>
    <meta:user-defined meta:name="Info 3"/>
    <meta:user-defined meta:name="Info 4"/>
  </office:meta>
</office:document-meta>
</file>